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language="fr" fo:country="FR" officeooo:rsid="00115799" officeooo:paragraph-rsid="00115799"/>
    </style:style>
    <style:style style:name="P2" style:family="paragraph" style:parent-style-name="Standard">
      <style:text-properties fo:language="fr" fo:country="FR" officeooo:rsid="00115799" officeooo:paragraph-rsid="0014c32f"/>
    </style:style>
    <style:style style:name="P3" style:family="paragraph" style:parent-style-name="Standard">
      <style:text-properties fo:language="fr" fo:country="FR" officeooo:rsid="00130fbf" officeooo:paragraph-rsid="00130fbf"/>
    </style:style>
    <style:style style:name="P4" style:family="paragraph" style:parent-style-name="Standard">
      <style:text-properties fo:language="fr" fo:country="FR" officeooo:rsid="00130fbf" officeooo:paragraph-rsid="0013e78b"/>
    </style:style>
    <style:style style:name="P5" style:family="paragraph" style:parent-style-name="Standard">
      <style:text-properties fo:language="fr" fo:country="FR" officeooo:rsid="00130fbf" officeooo:paragraph-rsid="0014c32f"/>
    </style:style>
    <style:style style:name="P6" style:family="paragraph" style:parent-style-name="Standard">
      <style:text-properties fo:language="fr" fo:country="FR" officeooo:rsid="0014c32f" officeooo:paragraph-rsid="0014c32f"/>
    </style:style>
    <style:style style:name="T1" style:family="text">
      <style:text-properties officeooo:rsid="00130fbf"/>
    </style:style>
    <style:style style:name="T2" style:family="text">
      <style:text-properties officeooo:rsid="0013e78b"/>
    </style:style>
    <style:style style:name="T3" style:family="text">
      <style:text-properties fo:font-style="italic" officeooo:rsid="0013e78b"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3e78b" style:font-style-asian="normal" style:font-style-complex="normal"/>
    </style:style>
    <style:style style:name="T6" style:family="text">
      <style:text-properties officeooo:rsid="001502e2"/>
    </style:style>
    <style:style style:name="T7" style:family="text">
      <style:text-properties officeooo:rsid="00160b2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vez-vous déjà entendu parler de LaTeX ? Je ne parle pas de celui des costumes moulants ou des préservatifs mais bien de celui qui vous permet de rédiger des documents. Non ? Alors laissez-moi vous en toucher quelques mots. </text:p>
      <text:p text:style-name="P1"/>
      <text:p text:style-name="P2">Tout commenca en 1973 lorsque le célèbre informaticien Donald Knuth écrivit son oeuvre de référence “The Art of Computer Programming”. Durant sa rédaction, Knuth se rendit compte qu’aucun logiciel de typographie ne produisait des textes suffisamment clairs et structurés. Il décida donc de créer sa propre solution qui est désormais connue sous le nom de TeX. <text:span text:style-name="T1">À moins que vous ne soyez aussi perfectionniste que Knuth, nous vous déconseillons d’écrire vos documents en TeX. Cela revient à de la programmation pure et dure. </text:span></text:p>
      <text:p text:style-name="P2"/>
      <text:p text:style-name="P5">Dix ans plus tard, Leslie Lamport créa LaTeX, un langage et un système de composition de documents destinés à faciliter l’utilisation du “processeur de texte” TeX. 25 ans plus tard, LaTeX est devenu la méthode privilégiée d’écriture de document dans les domaines techniques et scientifiques. </text:p>
      <text:p text:style-name="P5"/>
      <text:p text:style-name="P1">LaTeX est en quelque sorte l’équivalent d’un logiciel de traitement de texte tel que Microsoft Word ou LibreOffice Writer, mais à la différence de ceux-ci, LaTeX demande au rédacteur de se concentrer sur la structure et le contenu de son document tandis que la mise en page est laissée au logiciel. </text:p>
      <text:p text:style-name="P3"/>
      <text:p text:style-name="P4">Mais pourquoi donc LaTeX est-il si prisé dans le monde scientifique ? <text:span text:style-name="T2">Car c’est pour cela qu’il a été conçu. On peut y écrire facilement des formules de maths, dessiner des arbres, des molécules, des diagrammes, etc. Au fil des années, les utilisateurs de LaTeX ont créé de nombreux </text:span><text:span text:style-name="T3">packages </text:span><text:span text:style-name="T5">(fichiers d’options) afin de l’adapter à leurs besoins. Mais les avantages de LaTeX ne sont pas réservés qu’aux scientifiques. Ses fonctionnalités sont très utiles dans la gestion de gros documents comme un livre, un mémoire ou une thèse : il numérote automatiques les sections, appendices, figures, tables, etc. On peut ensuite faire référence dans le texte à ces différents éléments de manière cohérente même si le document est retouché par la suite. </text:span></text:p>
      <text:p text:style-name="P4"><text:span text:style-name="T5"/></text:p>
      <text:p text:style-name="P6"><text:span text:style-name="T5">P</text:span><text:span text:style-name="T4">our finir dans cette longue liste des avantages de LaTeX, il est bon de préciser que celui-ci est universel. Pour échanger des documents produits avec LaTeX, on peut les transformer en fichier Postscript (lisible par toutes les imprimantes) ou PDF. Peu importe que la personne avec qui je travaille utilise un PC avec Windows, Linux ou MacOS. Et bien sûr, tout ça est entièrement gratuit. </text:span></text:p>
      <text:p text:style-name="P4"><text:span text:style-name="T5"/></text:p>
      <text:p text:style-name="P6"><text:span text:style-name="T4">Malheureusement, pour beaucoup le principal frein à l’utilisation de LaTeX comme logiciel de traitement de texte est l’apprentissage initial. Celui-ci est plus important que celui nécessaire pour Word, en particulier pour la mise en page de petits documents simples. Mais une fois cette phase d’apprentissage accomplie, le </text:span><text:span text:style-name="T1">fait de se concentrer sur le contenu et de laisser à LaTeX le soin de présenter le document est très appréciable.</text:span></text:p>
      <text:p text:style-name="P6"/>
      <text:p text:style-name="P6">Mais saviez-vous <text:span text:style-name="T6">qu’un</text:span> atelier <text:span text:style-name="T6">est</text:span> organisé <text:span text:style-name="T7">à Louvain-la-Neuve </text:span>en début de chaque quadri<text:span text:style-name="T6">mestre par le kot-à-projet Louvain-li-Nux ? En deux heures vous y </text:span><text:soft-page-break/><text:span text:style-name="T6">apprendrez à créer un document comprenant les éléments essentiels à la majorité des documents. Impatient d’en savoir plus ? Retrouvez les informations concernant l’atelier sur </text:span></text:p>
      <text:p text:style-name="P3"><text:a xlink:type="simple" xlink:href="https://louvainlinux.org/activites/atelier-latex" text:style-name="Internet_20_link" text:visited-style-name="Visited_20_Internet_20_Link">https://louvainlinux.org/activites/atelier-latex</text:a> <text:span text:style-name="T6">ou suivez le Louvain-li-Nux via leur page Facebook pour être tenu au courant de leurs prochaines activités </text:span><text:a xlink:type="simple" xlink:href="https://www.facebook.com/LouvainliNuxKap/" text:style-name="Internet_20_link" text:visited-style-name="Visited_20_Internet_20_Link"><text:span text:style-name="T6">https://www.facebook.com/LouvainliNuxKap/</text:span></text:a><text:span text:style-name="T6">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14:43:22.137659734</meta:creation-date>
    <dc:date>2018-04-15T15:35:17.183869144</dc:date>
    <meta:editing-duration>PT7M13S</meta:editing-duration>
    <meta:editing-cycles>3</meta:editing-cycles>
    <meta:generator>LibreOffice/6.0.3.2$Linux_X86_64 LibreOffice_project/00m0$Build-2</meta:generator>
    <meta:document-statistic meta:table-count="0" meta:image-count="0" meta:object-count="0" meta:page-count="2" meta:paragraph-count="9" meta:word-count="540" meta:character-count="3437" meta:non-whitespace-character-count="2898"/>
  </office:meta>
</office:document-meta>
</file>